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a9b" officeooo:paragraph-rsid="00098a9b"/>
    </style:style>
    <style:style style:name="P2" style:family="paragraph" style:parent-style-name="Standard">
      <style:text-properties fo:font-size="10.5pt" officeooo:rsid="00098a9b" officeooo:paragraph-rsid="00098a9b" fo:background-color="#ffaa95" style:font-size-asian="10.5pt" style:font-size-complex="10.5pt"/>
    </style:style>
    <style:style style:name="P3" style:family="paragraph" style:parent-style-name="Standard">
      <style:text-properties fo:font-size="10.5pt" officeooo:rsid="00098a9b" officeooo:paragraph-rsid="00098a9b" style:font-size-asian="10.5pt" style:font-size-complex="10.5pt"/>
    </style:style>
    <style:style style:name="P4" style:family="paragraph" style:parent-style-name="Standard">
      <style:text-properties fo:font-size="10.5pt" fo:font-weight="bold" officeooo:rsid="00098a9b" officeooo:paragraph-rsid="00098a9b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BITRO</text:p>
      <text:p text:style-name="P3"><text:tab/><text:tab/><text:tab/><text:span text:style-name="T1">NumColegiado<text:tab/><text:tab/>INT<text:tab/><text:tab/><text:tab/><text:tab/>PK, UNICO</text:span></text:p>
      <text:p text:style-name="P3"><text:tab/><text:tab/><text:tab/>Nombre<text:tab/><text:tab/><text:tab/>VARCHAR(25)<text:tab/><text:tab/><text:tab/>NOT NULL</text:p>
      <text:p text:style-name="P3"><text:tab/><text:tab/><text:tab/>Nacionalidad<text:tab/><text:tab/>VARCHAR(25)<text:tab/><text:tab/><text:tab/>NOT NULL</text:p>
      <text:p text:style-name="P3"><text:tab/><text:tab/><text:tab/></text:p>
      <text:p text:style-name="P2">ARBITARAJES</text:p>
      <text:p text:style-name="P3"><text:tab/><text:tab/><text:tab/><text:span text:style-name="T1">NumColegiado<text:tab/><text:tab/>INT<text:tab/><text:tab/><text:tab/><text:tab/>PK <text:s/>NOT NULL</text:span></text:p>
      <text:p text:style-name="P4"><text:tab/><text:tab/><text:tab/>IDPartido<text:tab/><text:tab/>INT<text:tab/><text:tab/><text:tab/><text:tab/>PK <text:s/>NOT NULL</text:p>
      <text:p text:style-name="P3"><text:tab/><text:tab/><text:tab/>FuncionArbitro<text:tab/><text:tab/>VARCHAR(25)<text:tab/><text:tab/><text:tab/>NOT NULL</text:p>
      <text:p text:style-name="P3"/>
      <text:p text:style-name="P2">ACTAS</text:p>
      <text:p text:style-name="P3"><text:tab/><text:tab/><text:tab/><text:span text:style-name="T1">IDPartido<text:tab/><text:tab/>INT<text:tab/><text:tab/><text:tab/><text:tab/>PK <text:s/>NOT NULL</text:span></text:p>
      <text:p text:style-name="P4"><text:tab/><text:tab/><text:tab/>Minuto<text:tab/><text:tab/><text:tab/>TIME<text:tab/><text:tab/><text:tab/><text:tab/>PK <text:s/>NOT NULL</text:p>
      <text:p text:style-name="P3"><text:tab/><text:tab/><text:tab/>Comentario<text:tab/><text:tab/>VARCHAR(25)<text:tab/><text:tab/><text:tab/>NOT NULL</text:p>
      <text:p text:style-name="P3"/>
      <text:p text:style-name="P2">PARTIDO</text:p>
      <text:p text:style-name="P3"><text:tab/><text:tab/><text:tab/><text:span text:style-name="T1">IDPartido<text:tab/><text:tab/>INT<text:tab/><text:tab/><text:tab/><text:tab/>PK, UNICO</text:span></text:p>
      <text:p text:style-name="P3"><text:tab/><text:tab/><text:tab/>Estadio<text:tab/><text:tab/><text:tab/>VARCHAR(25)<text:tab/><text:tab/><text:tab/>NOT NULL</text:p>
      <text:p text:style-name="P3"><text:tab/><text:tab/><text:tab/>Fecha<text:tab/><text:tab/><text:tab/>DATE<text:tab/><text:tab/><text:tab/><text:tab/>NOT NULL</text:p>
      <text:p text:style-name="P3"><text:tab/><text:tab/><text:tab/>Hora<text:tab/><text:tab/><text:tab/>TIME<text:tab/><text:tab/><text:tab/><text:tab/>NOT NULL</text:p>
      <text:p text:style-name="P3"><text:tab/><text:tab/><text:tab/>Resultado<text:tab/><text:tab/>VARCHAR(5)<text:tab/><text:tab/><text:tab/>NOT NULL</text:p>
      <text:p text:style-name="P3"/>
      <text:p text:style-name="P2">DISPUTAS</text:p>
      <text:p text:style-name="P3"><text:tab/><text:tab/><text:span text:style-name="T1"><text:tab/>Pais<text:tab/><text:tab/><text:tab/>VARCHAR(25)<text:tab/><text:tab/><text:tab/>PK, FK <text:s/>NOT NULL</text:span></text:p>
      <text:p text:style-name="P4"><text:tab/><text:tab/><text:tab/>IDPartido<text:tab/><text:tab/>INT<text:tab/><text:tab/><text:tab/><text:tab/>PK, FK <text:s/>NOT NULL</text:p>
      <text:p text:style-name="P3"/>
      <text:p text:style-name="P2">EQUIPO</text:p>
      <text:p text:style-name="P3"><text:tab/><text:tab/><text:tab/>Pais<text:tab/><text:tab/><text:tab/>VARCHAR(25)<text:tab/><text:tab/><text:tab/>PK NOT <text:s/>NULL UNICO</text:p>
      <text:p text:style-name="P3"><text:tab/><text:tab/><text:tab/>Sede<text:tab/><text:tab/><text:tab/>VARCHAR(25)</text:p>
      <text:p text:style-name="P3"/>
      <text:p text:style-name="P2">JUGADORES</text:p>
      <text:p text:style-name="P3"><text:tab/><text:tab/><text:tab/><text:span text:style-name="T1">Pais<text:tab/><text:tab/><text:tab/>VARCHAR(25)<text:tab/><text:tab/><text:tab/>PK <text:s/>NOT NULL</text:span></text:p>
      <text:p text:style-name="P4"><text:tab/><text:tab/><text:tab/>Dorsal<text:tab/><text:tab/><text:tab/>INT<text:tab/><text:tab/><text:tab/><text:tab/>PK <text:s/>NOT NULL</text:p>
      <text:p text:style-name="P3"><text:tab/><text:tab/><text:tab/>Nombre<text:tab/><text:tab/><text:tab/>VARCHAR(25)<text:tab/><text:tab/><text:tab/>NOT NULL</text:p>
      <text:p text:style-name="P3"><text:tab/><text:tab/><text:tab/>Puesto<text:tab/><text:tab/><text:tab/>VARCHAR(25) <text:s text:c="27"/>NOT NULL</text:p>
      <text:p text:style-name="P2">JUGADORES_CAMPO</text:p>
      <text:p text:style-name="P3"><text:tab/><text:tab/><text:tab/><text:span text:style-name="T1">Pais<text:tab/><text:tab/><text:tab/>VARCHAR(25)<text:tab/><text:tab/><text:tab/>PK, FK <text:s text:c="2"/>NOT NULL</text:span></text:p>
      <text:p text:style-name="P4"><text:tab/><text:tab/><text:tab/>Dorsal<text:tab/><text:tab/><text:tab/>VARCHAR(25)<text:tab/><text:tab/><text:tab/>PK, FK <text:s text:c="2"/>NOT NULL</text:p>
      <text:p text:style-name="P3"><text:tab/><text:tab/><text:tab/>VecesTitular<text:tab/><text:tab/>INT<text:tab/><text:tab/><text:tab/><text:tab/>NOT NULL</text:p>
      <text:p text:style-name="P3"><text:tab/></text:p>
      <text:p text:style-name="P2">PORTEROS</text:p>
      <text:p text:style-name="P3"><text:tab/><text:tab/><text:tab/><text:span text:style-name="T1">Pais<text:tab/><text:tab/><text:tab/>VARCHAR(25)<text:tab/><text:tab/><text:tab/>PK, FK <text:s text:c="2"/>NOT NULL</text:span></text:p>
      <text:p text:style-name="P4"><text:tab/><text:tab/><text:tab/>Dorsal<text:tab/><text:tab/><text:tab/>INT<text:tab/><text:tab/><text:tab/><text:tab/>PK, FK <text:s text:c="2"/>NOT NULL</text:p>
      <text:p text:style-name="P3"><text:tab/><text:tab/><text:tab/>VecesInternacional<text:tab/>INT<text:tab/><text:tab/><text:tab/><text:tab/>NOT NULL</text:p>
      <text:p text:style-name="P3"/>
      <text:p text:style-name="P2">ESTADISTICAS</text:p>
      <text:p text:style-name="P3"><text:tab/><text:tab/><text:span text:style-name="T1"><text:tab/>Pais<text:tab/><text:tab/><text:tab/>VARCHAR(25)<text:tab/><text:tab/><text:tab/>PK, FK <text:s text:c="2"/>NOT NULL</text:span></text:p>
      <text:p text:style-name="P4"><text:tab/><text:tab/><text:tab/>Dorsal<text:tab/><text:tab/><text:tab/>INT<text:tab/><text:tab/><text:tab/><text:tab/>PK, FK <text:s text:c="2"/>NOT NULL</text:p>
      <text:p text:style-name="P4"><text:tab/><text:tab/><text:tab/>IDPartido<text:tab/><text:tab/>INT<text:tab/><text:tab/><text:tab/><text:tab/>PK, FK <text:s text:c="2"/>NOT NULL</text:p>
      <text:p text:style-name="P4"><text:tab/><text:tab/><text:tab/>Minuto<text:tab/><text:tab/><text:tab/>TIME<text:tab/><text:tab/><text:tab/><text:tab/>PK <text:s text:c="2"/>NOT NULL</text:p>
      <text:p text:style-name="P3"><text:tab/><text:tab/><text:tab/>Accion<text:tab/><text:tab/><text:tab/>VARCHAR(25)<text:tab/><text:tab/><text:tab/>NOT NULL</text:p>
      <text:p text:style-name="P3"><text:tab/><text:tab/><text:tab/>Contexto<text:tab/><text:tab/>VARCHAR(25)<text:tab/><text:tab/><text:tab/>NOT NUL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7:12:05.101000000</meta:creation-date>
    <dc:date>2023-11-21T17:41:43.095000000</dc:date>
    <meta:editing-duration>PT29M39S</meta:editing-duration>
    <meta:editing-cycles>1</meta:editing-cycles>
    <meta:document-statistic meta:table-count="0" meta:image-count="0" meta:object-count="0" meta:page-count="1" meta:paragraph-count="46" meta:word-count="171" meta:character-count="1310" meta:non-whitespace-character-count="892"/>
    <meta:generator>LibreOffice/7.5.4.2$Windows_X86_64 LibreOffice_project/36ccfdc35048b057fd9854c757a8b67ec53977b6</meta:generator>
  </office:meta>
</office:document-meta>
</file>